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MT" svg:font-family="ArialMT" style:font-family-generic="swiss"/>
    <style:font-face style:name="TrebuchetMS" svg:font-family="TrebuchetM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line-height-at-least="0.3472in" fo:text-align="center" style:justify-single-word="false" style:text-autospace="none"/>
      <style:text-properties fo:color="#c3c3c3" style:font-name="TrebuchetMS" fo:font-size="13pt" style:font-name-asian="TrebuchetMS" style:font-size-asian="13pt" style:font-name-complex="TrebuchetMS" style:font-size-complex="13pt"/>
    </style:style>
    <style:style style:name="P2" style:family="paragraph" style:parent-style-name="Standard" style:list-style-name="">
      <style:paragraph-properties style:line-height-at-least="0.25in" fo:text-align="start" style:justify-single-word="false" style:text-autospace="none"/>
      <style:text-properties fo:color="#c3c3c3" style:font-name="TrebuchetMS" fo:font-size="13pt" style:font-name-asian="TrebuchetMS" style:font-size-asian="13pt" style:font-name-complex="TrebuchetMS" style:font-size-complex="13pt"/>
    </style:style>
    <style:style style:name="P3" style:family="paragraph" style:parent-style-name="Standard" style:list-style-name="">
      <style:paragraph-properties style:line-height-at-least="0.3472in" style:text-autospace="none"/>
      <style:text-properties fo:color="#c3c3c3" style:font-name="TrebuchetMS" fo:font-size="20pt" style:font-name-asian="TrebuchetMS" style:font-size-asian="20pt" style:font-name-complex="TrebuchetMS" style:font-size-complex="20pt"/>
    </style:style>
    <style:style style:name="P4" style:family="paragraph" style:parent-style-name="Standard" style:list-style-name="">
      <style:paragraph-properties style:line-height-at-least="0.25in" fo:text-align="start" style:justify-single-word="false" style:text-autospace="none"/>
      <style:text-properties fo:color="#c3c3c3" style:font-name="TrebuchetMS" fo:font-size="20pt" style:font-name-asian="TrebuchetMS" style:font-size-asian="20pt" style:font-name-complex="TrebuchetMS" style:font-size-complex="20pt"/>
    </style:style>
    <style:style style:name="P5" style:family="paragraph" style:parent-style-name="Standard" style:list-style-name="">
      <style:paragraph-properties style:line-height-at-least="0.3472in" fo:text-align="center" style:justify-single-word="false" style:text-autospace="none"/>
      <style:text-properties fo:color="#ffffff" style:font-name="TrebuchetMS" fo:font-size="18pt" style:font-name-asian="TrebuchetMS" style:font-size-asian="18pt" style:font-name-complex="TrebuchetMS" style:font-size-complex="18pt"/>
    </style:style>
    <style:style style:name="P6" style:family="paragraph" style:parent-style-name="Standard" style:list-style-name="">
      <style:paragraph-properties style:line-height-at-least="0.3472in" style:text-autospace="none"/>
      <style:text-properties fo:color="#ffffff" style:font-name="TrebuchetMS" fo:font-size="20pt" style:font-name-asian="TrebuchetMS" style:font-size-asian="20pt" style:font-name-complex="TrebuchetMS" style:font-size-complex="20pt"/>
    </style:style>
    <style:style style:name="P7" style:family="paragraph" style:parent-style-name="Standard" style:list-style-name="">
      <style:paragraph-properties style:line-height-at-least="0.25in" fo:text-align="start" style:justify-single-word="false" style:text-autospace="none"/>
      <style:text-properties fo:color="#ffffff" style:font-name="TrebuchetMS" fo:font-size="20pt" style:font-name-asian="TrebuchetMS" style:font-size-asian="20pt" style:font-name-complex="TrebuchetMS" style:font-size-complex="20pt"/>
    </style:style>
    <style:style style:name="P8" style:family="paragraph" style:parent-style-name="Standard" style:list-style-name="">
      <style:paragraph-properties style:line-height-at-least="0.25in" style:text-autospace="none"/>
      <style:text-properties fo:color="#ffffff" style:font-name="TrebuchetMS" fo:font-size="20pt" style:font-name-asian="TrebuchetMS" style:font-size-asian="20pt" style:font-name-complex="TrebuchetMS" style:font-size-complex="20pt"/>
    </style:style>
    <style:style style:name="P9" style:family="paragraph" style:parent-style-name="Standard">
      <style:text-properties fo:font-size="20pt" style:font-size-asian="20pt" style:font-size-complex="20pt"/>
    </style:style>
    <style:style style:name="P10" style:family="paragraph" style:parent-style-name="Standard" style:list-style-name="">
      <style:paragraph-properties style:line-height-at-least="0.3472in" style:text-autospace="none"/>
      <style:text-properties fo:font-size="20pt" style:font-size-asian="20pt" style:font-size-complex="20pt"/>
    </style:style>
    <style:style style:name="P11" style:family="paragraph" style:parent-style-name="Standard">
      <style:text-properties fo:font-size="22pt" style:font-size-asian="22pt" style:font-size-complex="22pt"/>
    </style:style>
    <style:style style:name="P12" style:family="paragraph" style:parent-style-name="Standard">
      <style:paragraph-properties fo:margin-left="0.5in" fo:margin-right="0in" fo:margin-top="0in" fo:margin-bottom="0.0417in" style:line-height-at-least="0.25in" fo:text-align="start" style:justify-single-word="false" fo:text-indent="-0.5in" style:auto-text-indent="false" style:text-autospace="none">
        <style:tab-stops>
          <style:tab-stop style:position="-0.3472in"/>
          <style:tab-stop style:position="0in"/>
        </style:tab-stops>
      </style:paragraph-properties>
      <style:text-properties fo:color="#ffffff" style:font-name="TrebuchetMS" fo:font-size="20pt" style:font-name-asian="TrebuchetMS" style:font-size-asian="20pt" style:font-name-complex="TrebuchetMS" style:font-size-complex="20pt"/>
    </style:style>
    <style:style style:name="T1" style:family="text">
      <style:text-properties fo:color="#c3c3c3" style:font-name="TrebuchetMS" fo:font-size="13pt" style:font-name-asian="TrebuchetMS" style:font-size-asian="13pt" style:font-name-complex="TrebuchetMS" style:font-size-complex="13pt"/>
    </style:style>
    <style:style style:name="T2" style:family="text">
      <style:text-properties fo:color="#ffffff" style:font-name="TrebuchetMS" fo:font-size="18pt" style:font-name-asian="TrebuchetMS" style:font-size-asian="18pt" style:font-name-complex="TrebuchetMS" style:font-size-complex="18pt"/>
    </style:style>
    <style:style style:name="T3" style:family="text">
      <style:text-properties fo:color="#ffffff" style:font-name="TrebuchetMS" fo:font-size="18pt" fo:font-style="italic" style:font-name-asian="TrebuchetMS" style:font-size-asian="18pt" style:font-style-asian="italic" style:font-name-complex="TrebuchetMS" style:font-size-complex="18pt" style:font-style-complex="italic"/>
    </style:style>
    <style:style style:name="T4" style:family="text">
      <style:text-properties fo:color="#ffffff" style:font-name="TrebuchetMS" fo:font-size="18pt" fo:font-style="normal" style:font-name-asian="TrebuchetMS" style:font-size-asian="18pt" style:font-style-asian="normal" style:font-name-complex="TrebuchetMS" style:font-size-complex="18pt" style:font-style-complex="normal"/>
    </style:style>
    <style:style style:name="T5" style:family="text">
      <style:text-properties fo:color="#ffffff" style:font-name="TrebuchetMS" style:font-name-asian="TrebuchetMS" style:font-name-complex="TrebuchetMS"/>
    </style:style>
    <style:style style:name="T6" style:family="text">
      <style:text-properties fo:color="#ffffff" style:font-name="TrebuchetMS" fo:font-style="italic" style:font-name-asian="TrebuchetMS" style:font-style-asian="italic" style:font-name-complex="TrebuchetMS" style:font-style-complex="italic"/>
    </style:style>
    <style:style style:name="T7" style:family="text">
      <style:text-properties fo:color="#ffffff" style:font-name="TrebuchetMS" fo:font-style="normal" style:font-name-asian="TrebuchetMS" style:font-style-asian="normal" style:font-name-complex="TrebuchetMS" style:font-style-complex="normal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1">Malted Chocolate Covered Espresso Bean Cookies</text:span><text:span text:style-name="T11"> </text:span> </text:p>
      <text:p text:style-name="Standard"/>
      <text:p text:style-name="P9">2 <text:s text:c="5"/>c. <text:s/>all purpose flour  </text:p>
      <text:p text:style-name="P9">1 <text:s text:c="5"/>t. <text:s text:c="2"/>baking soda  </text:p>
      <text:p text:style-name="P9">1 <text:s text:c="5"/>t. <text:s text:c="2"/>salt  </text:p>
      <text:p text:style-name="P9">1 <text:s text:c="5"/>c. <text:s/>unsalted butter room temperature  </text:p>
      <text:p text:style-name="P9">1 <text:s text:c="5"/>c. <text:s/>brown sugar  </text:p>
      <text:p text:style-name="P9">½ <text:s text:c="4"/>c. <text:s/>sugar  </text:p>
      <text:p text:style-name="P9">1 ½ <text:s/>t. <text:s text:c="2"/>vanilla  </text:p>
      <text:p text:style-name="P9">1 <text:s text:c="5"/>T. <text:s/>espresso  </text:p>
      <text:p text:style-name="P9">2 <text:s text:c="10"/>large eggs  </text:p>
      <text:p text:style-name="P9">½ <text:s text:c="4"/>c. <text:s/>malt powder  </text:p>
      <text:p text:style-name="P9">1 ½ <text:s/>c. <text:s/>chocolate covered espresso beans, chopped</text:p>
      <text:p text:style-name="P9"/>
      <text:p text:style-name="P9">Preheat oven to 350 degrees.  Line baking sheet with silpat.</text:p>
      <text:p text:style-name="P9">In electric mixer, cream butter and sugar. add vanilla, eggs and espresso. mix to combine. <text:s/>Add malt powder. </text:p>
      <text:p text:style-name="P9"/>
      <text:p text:style-name="P9">Sift flour, baking soda and salt. Add to wet <text:s/>ingredients.</text:p>
      <text:p text:style-name="P9">Incorporate chocolate covered espresso bean into batter.</text:p>
      <text:p text:style-name="P9">Chill the batter for 15 minutes before scooping. </text:p>
      <text:p text:style-name="P9">Use a small ice cream scoop to portion the dough.</text:p>
      <text:p text:style-name="P9">Bake for 8 - 10 minutes. <text:s/>Cool on rack.</text:p>
      <text:p text:style-name="P6">This coffee ice cream would make a great mud pie with an oreo cookie crust, a fudge topping, and some chocolate covered espresso beans on top... I SHOULD HAVE DONE THAT! Next time :)</text:p>
      <text:p text:style-name="P6"/>
      <text:p text:style-name="P10"><text:span text:style-name="T5">I have made coffee ice cream several times; usually I </text:span><text:soft-page-break/><text:span text:style-name="T5">just use jarred instant coffee granules, but this time I used those 'Starbucks Via' instant coffee packages. It seems like everyone has those now, so I thougheate the recipe using ingredients that you'll likely have already. I also gave it a few extra touches that came out GREAT, and I will do </text:span><text:span text:style-name="T6">every</text:span><text:span text:style-name="T7"> time now! Those extra special additions were: fresh coffee grounds, and chocolate covered espresso beans. Mmmmm....</text:span></text:p>
      <text:p text:style-name="P6"/>
      <text:p text:style-name="P3"/>
      <text:p text:style-name="P12">3 cups Half &amp; Half</text:p>
      <text:p text:style-name="P12">1 cup Heavy Cream</text:p>
      <text:p text:style-name="P12">1 1/8 cups Sugar</text:p>
      <text:p text:style-name="P12">8 egg Yolks</text:p>
      <text:p text:style-name="P12">5 packets 'Via' Instant Coffee</text:p>
      <text:p text:style-name="P12">1 Tablespoon Fresh Coffee Grounds</text:p>
      <text:p text:style-name="P12">1 cup Chocolate-covered Espresso Beans</text:p>
      <text:p text:style-name="P7"/>
      <text:p text:style-name="P4"/>
      <text:p text:style-name="P8"/>
      <text:p text:style-name="P5"><text:span text:style-name="T8">First, I combine the half &amp; half and the cream in a large pot and bring that to a simmer over medium heat. Let it thicken for about 1</text:span>5 minutes.</text:p>
      <text:p text:style-name="P1"/>
      <text:p text:style-name="P5"/>
      <text:p text:style-name="P5">While the half &amp; half and cream are simmering, whisk together the egg yolks and the sugar....</text:p>
      <text:p text:style-name="P1"><text:soft-page-break/></text:p>
      <text:p text:style-name="P5">...until it becomes a smooth, pastel-yellow mixture.</text:p>
      <text:p text:style-name="P1"/>
      <text:p text:style-name="P5"/>
      <text:p text:style-name="P5">Slowly temper the egg mixture by adding 1 cup of the hot cream at a time- stirring together well in between each added cup. </text:p>
      <text:p text:style-name="P5">Otherwise, the eggs will cook/scramble if you add in all the hot cream at once.</text:p>
      <text:p text:style-name="P1"/>
      <text:p text:style-name="P5"/>
      <text:p text:style-name="P5">Once the egg mixture is all tempered and combined, add it all back into the pot on the stove and bring it to a simmer again over medium-low heat. Stir constantly.</text:p>
      <text:p text:style-name="P1"/>
      <text:p text:style-name="P5"/>
      <text:p text:style-name="P5">As it simmers, it will thicken. Eventually, you should be able to leave a finger streak in the thick custard that will coat the spoon...</text:p>
      <text:p text:style-name="P5"/>
      <text:p text:style-name="P5">after about 10 minutes:</text:p>
      <text:p text:style-name="P1"/>
      <text:p text:style-name="P5"/>
      <text:p text:style-name="P5">After about 20 minutes:</text:p>
      <text:p text:style-name="P1"/>
      <text:p text:style-name="P5"/>
      <text:p text:style-name="P5">Then add in both the instant coffee and the fresh coffee <text:soft-page-break/>grounds. (I made coffee in a french press, then poured myself a cup of coffee and the scooped a tablespoon of the grounds out of the french press)</text:p>
      <text:p text:style-name="P1"/>
      <text:p text:style-name="P5"/>
      <text:p text:style-name="P5">The instant coffee gives that great, rich, coffee flavor, </text:p>
      <text:p text:style-name="P5">and the grounds give a little flavor and a fun coffee-speckled look!</text:p>
      <text:p text:style-name="P1"/>
      <text:p text:style-name="P5"/>
      <text:p text:style-name="P5">After about 30 minutes. Done.:</text:p>
      <text:p text:style-name="P1"/>
      <text:p text:style-name="P5"/>
      <text:p text:style-name="P5">Pour it into a large bowl. Cover with plastic wrap and let cool overnight.</text:p>
      <text:p text:style-name="P1"/>
      <text:p text:style-name="P5"/>
      <text:p text:style-name="P5">When it is all cooled, go ahead and churn it in your pre-frozen ice cream machine:</text:p>
      <text:p text:style-name="P1"/>
      <text:p text:style-name="P5"/>
      <text:p text:style-name="P5">As the ice cream churns, it will become thicker and thicker, and it will grow in volume. But before it gets too thick, add in your roughly-chopped chocolate-covered espresso beans: </text:p>
      <text:p text:style-name="P1"/>
      <text:p text:style-name="P1"/>
      <text:p text:style-name="P5"/>
      <text:p text:style-name="P5">After just about 30 minutes or so, the ice cream will already <text:soft-page-break/>be a 'slightly-more-firm than soft-serve' consistency. You can enjoy it now...</text:p>
      <text:p text:style-name="P1"/>
      <text:p text:style-name="P5"/>
      <text:p text:style-name="P5">...or you can pack it into a freezable container and let it firm up even more in the freezer until it becomes like a classic 'haagen dazs' ice cream.</text:p>
      <text:p text:style-name="P1"/>
      <text:p text:style-name="P5"/>
      <text:p text:style-name="P5">The chocolate-covered espresso beans were SO GOOD in this ice cream!</text:p>
      <text:p text:style-name="P1"/>
      <text:p text:style-name="P5">Some other fun additions, if you can't find chocolate-covered espresso beans, would be:</text:p>
      <text:p text:style-name="P5">toffee bits, chocolate chips, fudge ripple &amp; almonds, oreo cookie pieces, ...sky's the limit!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MT" svg:font-family="ArialMT" style:font-family-generic="swiss"/>
    <style:font-face style:name="TrebuchetMS" svg:font-family="TrebuchetM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bullet text:level="1" style:num-suffix="." text:bullet-char="">
        <style:list-level-properties fo:text-align="end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 Houk</meta:initial-creator>
    <meta:creation-date>2011-08-09T20:13:39</meta:creation-date>
    <meta:document-statistic meta:table-count="0" meta:image-count="0" meta:object-count="0" meta:page-count="5" meta:paragraph-count="49" meta:word-count="641" meta:character-count="3647"/>
    <dc:date>2011-08-09T20:32:16</dc:date>
    <dc:creator>Robert Houk</dc:creator>
    <meta:editing-duration>PT00H03M07S</meta:editing-duration>
    <meta:editing-cycles>1</meta:editing-cycles>
    <meta:generator>OpenOffice.org/3.2$Unix OpenOffice.org_project/320m18$Build-9502</meta:generator>
  </office:meta>
</office:document-meta>
</file>